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e616" officeooo:paragraph-rsid="0008e616"/>
    </style:style>
    <style:style style:name="P2" style:family="paragraph" style:parent-style-name="Standard">
      <style:text-properties officeooo:paragraph-rsid="0008e616"/>
    </style:style>
    <style:style style:name="P3" style:family="paragraph" style:parent-style-name="Standard">
      <style:text-properties fo:font-weight="bold" officeooo:paragraph-rsid="0008e616" style:font-weight-asian="bold" style:font-weight-complex="bold"/>
    </style:style>
    <style:style style:name="P4" style:family="paragraph" style:parent-style-name="Standard">
      <style:text-properties fo:font-weight="bold" officeooo:rsid="0008e616" officeooo:paragraph-rsid="0008e616" style:font-weight-asian="bold" style:font-weight-complex="bold"/>
    </style:style>
    <style:style style:name="P5" style:family="paragraph" style:parent-style-name="Standard">
      <style:text-properties fo:font-size="11pt" officeooo:paragraph-rsid="0008e616"/>
    </style:style>
    <style:style style:name="P6" style:family="paragraph" style:parent-style-name="Standard">
      <style:text-properties fo:font-size="11pt" officeooo:rsid="000aa830" officeooo:paragraph-rsid="000aa830"/>
    </style:style>
    <style:style style:name="P7" style:family="paragraph" style:parent-style-name="Standard">
      <style:text-properties fo:font-size="11pt" officeooo:rsid="000bdbbd" officeooo:paragraph-rsid="000bdbbd"/>
    </style:style>
    <style:style style:name="P8" style:family="paragraph" style:parent-style-name="Standard">
      <style:text-properties fo:font-size="11pt" officeooo:rsid="00158a60" officeooo:paragraph-rsid="00158a60"/>
    </style:style>
    <style:style style:name="P9" style:family="paragraph" style:parent-style-name="Standard">
      <style:text-properties fo:font-size="11pt" officeooo:rsid="001a6722" officeooo:paragraph-rsid="001a6722"/>
    </style:style>
    <style:style style:name="P10" style:family="paragraph" style:parent-style-name="Standard">
      <style:text-properties fo:font-size="14pt" officeooo:paragraph-rsid="0008e616"/>
    </style:style>
    <style:style style:name="P11" style:family="paragraph" style:parent-style-name="Standard">
      <style:text-properties officeooo:paragraph-rsid="000aa830"/>
    </style:style>
    <style:style style:name="P12" style:family="paragraph" style:parent-style-name="Standard">
      <style:text-properties officeooo:rsid="000bdbbd" officeooo:paragraph-rsid="000bdbb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dbbd" officeooo:paragraph-rsid="000bdbbd" style:font-weight-asian="bold" style:font-weight-complex="bold"/>
    </style:style>
    <style:style style:name="P14" style:family="paragraph" style:parent-style-name="Standard">
      <style:text-properties fo:font-size="13pt" officeooo:rsid="000bdbbd" officeooo:paragraph-rsid="000bdbbd"/>
    </style:style>
    <style:style style:name="P15" style:family="paragraph" style:parent-style-name="Standard">
      <style:text-properties fo:font-size="13pt" officeooo:rsid="0015fba7" officeooo:paragraph-rsid="0015fba7"/>
    </style:style>
    <style:style style:name="P16" style:family="paragraph" style:parent-style-name="Standard">
      <style:text-properties fo:font-variant="normal" fo:text-transform="none" fo:color="#000000" fo:font-size="13pt" fo:letter-spacing="normal" fo:font-style="normal" fo:font-weight="normal" officeooo:rsid="000bdbbd" officeooo:paragraph-rsid="000d2c4a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0bdbbd" officeooo:paragraph-rsid="000bdbbd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58a60" officeooo:paragraph-rsid="00158a60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1884d8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a6722" officeooo:paragraph-rsid="001a6722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8e616" officeooo:paragraph-rsid="0008e616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8e616" officeooo:paragraph-rsid="000aa830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15cd8d" officeooo:paragraph-rsid="0008e616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aa830" officeooo:paragraph-rsid="000aa830" style:font-weight-asian="bold" style:font-weight-complex="bold"/>
    </style:style>
    <style:style style:name="P25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1884d8" officeooo:paragraph-rsid="001884d8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0bdbbd" officeooo:paragraph-rsid="000bdbbd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158a60" officeooo:paragraph-rsid="00158a60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15cd8d" officeooo:paragraph-rsid="0008e616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font-name="Arial" fo:font-size="13pt" fo:letter-spacing="normal" fo:font-style="italic" fo:font-weight="bold" officeooo:rsid="000bdbbd" officeooo:paragraph-rsid="000bdbbd" style:font-weight-asian="bold" style:font-weight-complex="bold"/>
    </style:style>
    <style:style style:name="P30" style:family="paragraph" style:parent-style-name="Standard">
      <style:text-properties fo:font-variant="normal" fo:text-transform="none" fo:color="#000000" style:font-name="Arial" fo:font-size="13pt" fo:letter-spacing="normal" fo:font-style="italic" fo:font-weight="bold" officeooo:rsid="0015fba7" officeooo:paragraph-rsid="0015fba7" style:font-weight-asian="bold" style:font-weight-complex="bold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0bdbbd" officeooo:paragraph-rsid="000bdbbd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bd38e" officeooo:paragraph-rsid="001bd38e" style:font-weight-asian="normal" style:font-weight-complex="normal"/>
    </style:style>
    <style:style style:name="P33" style:family="paragraph" style:parent-style-name="Standard">
      <style:text-properties fo:font-variant="normal" fo:text-transform="none" fo:color="#000000" style:font-name="Arial" fo:font-size="14pt" fo:letter-spacing="normal" fo:font-style="italic" officeooo:rsid="00157be8" officeooo:paragraph-rsid="00157be8"/>
    </style:style>
    <style:style style:name="P34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1dd4f4" style:font-weight-asian="bold" style:font-weight-complex="bold"/>
    </style:style>
    <style:style style:name="P35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200727" officeooo:paragraph-rsid="00200727" style:font-weight-asian="bold" style:font-weight-complex="bold"/>
    </style:style>
    <style:style style:name="P36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1dd4f4" style:font-weight-asian="normal" style:font-weight-complex="normal"/>
    </style:style>
    <style:style style:name="P37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00727" officeooo:paragraph-rsid="00200727" style:font-weight-asian="normal" style:font-weight-complex="normal"/>
    </style:style>
    <style:style style:name="P38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0bec9" officeooo:paragraph-rsid="0020bec9" style:font-weight-asian="normal" style:font-weight-complex="normal"/>
    </style:style>
    <style:style style:name="P39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34b58" officeooo:paragraph-rsid="00234b58" style:font-weight-asian="normal" style:font-weight-complex="normal"/>
    </style:style>
    <style:style style:name="P40" style:family="paragraph" style:parent-style-name="Standard">
      <style:text-properties officeooo:rsid="000e9d23" officeooo:paragraph-rsid="000e9d23"/>
    </style:style>
    <style:style style:name="P41" style:family="paragraph" style:parent-style-name="Standard">
      <style:text-properties officeooo:paragraph-rsid="000e9d23"/>
    </style:style>
    <style:style style:name="P42" style:family="paragraph" style:parent-style-name="Standard">
      <style:text-properties officeooo:rsid="0015cd8d" officeooo:paragraph-rsid="0015cd8d"/>
    </style:style>
    <style:style style:name="P43" style:family="paragraph" style:parent-style-name="Standard">
      <style:text-properties fo:font-size="15pt" officeooo:rsid="0015fba7" officeooo:paragraph-rsid="0015fba7"/>
    </style:style>
    <style:style style:name="P44" style:family="paragraph" style:parent-style-name="Standard">
      <style:text-properties fo:font-size="15pt" officeooo:rsid="0015fba7" officeooo:paragraph-rsid="0017510a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6" style:family="paragraph" style:parent-style-name="Preformatted_20_Text">
      <style:text-properties fo:font-variant="normal" fo:text-transform="none" fo:color="#000000" style:font-name="Arial" fo:font-size="11pt" fo:letter-spacing="normal" fo:font-style="normal" fo:font-weight="normal" officeooo:rsid="00158a60" officeooo:paragraph-rsid="00158a60" style:font-weight-asian="bold" style:font-weight-complex="bold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officeooo:paragraph-rsid="0015cd8d" style:font-size-asian="10pt" style:font-size-complex="10pt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officeooo:rsid="0015cd8d" officeooo:paragraph-rsid="0015cd8d" style:font-size-asian="10pt" style:font-size-complex="10pt"/>
    </style:style>
    <style:style style:name="P49" style:family="paragraph" style:parent-style-name="Preformatted_20_Text">
      <style:paragraph-properties fo:orphans="2" fo:widows="2"/>
    </style:style>
    <style:style style:name="P50" style:family="paragraph" style:parent-style-name="Preformatted_20_Text">
      <style:text-properties officeooo:rsid="00157be8" officeooo:paragraph-rsid="00157be8"/>
    </style:style>
    <style:style style:name="P5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9pt" fo:letter-spacing="normal" fo:font-style="normal" fo:font-weight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3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1dd4f4" style:font-weight-asian="normal" style:font-weight-complex="normal"/>
    </style:style>
    <style:style style:name="P54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87440" officeooo:paragraph-rsid="00287440" style:font-weight-asian="normal" style:font-weight-complex="normal"/>
    </style:style>
    <style:style style:name="P55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0bec9" officeooo:paragraph-rsid="0020bec9" style:font-size-asian="14pt" style:font-weight-asian="normal" style:font-weight-complex="normal"/>
    </style:style>
    <style:style style:name="P56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1cdf4" officeooo:paragraph-rsid="0021cdf4" style:font-size-asian="14pt" style:font-weight-asian="normal" style:font-weight-complex="normal"/>
    </style:style>
    <style:style style:name="P57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87440" officeooo:paragraph-rsid="00287440" style:font-size-asian="14pt" style:font-weight-asian="normal" style:font-weight-complex="normal"/>
    </style:style>
    <style:style style:name="P58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4b58" officeooo:paragraph-rsid="00234b58" style:font-size-asian="14pt" style:font-weight-asian="normal" style:font-weight-complex="normal"/>
    </style:style>
    <style:style style:name="P59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23909a" style:font-size-asian="14pt" style:font-weight-asian="normal" style:font-weight-complex="normal"/>
    </style:style>
    <style:style style:name="P60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a3cc6" officeooo:paragraph-rsid="002a3cc6" style:font-size-asian="14pt" style:font-weight-asian="normal" style:font-weight-complex="normal"/>
    </style:style>
    <style:style style:name="P61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bdada" officeooo:paragraph-rsid="002bdada" style:font-size-asian="14pt" style:font-weight-asian="normal" style:font-weight-complex="normal"/>
    </style:style>
    <style:style style:name="P62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3070e" officeooo:paragraph-rsid="0033070e" style:font-size-asian="14pt" style:font-weight-asian="normal" style:font-weight-complex="normal"/>
    </style:style>
    <style:style style:name="P63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34c3ca" style:font-size-asian="14pt" style:font-weight-asian="normal" style:font-weight-complex="normal"/>
    </style:style>
    <style:style style:name="P64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58216" officeooo:paragraph-rsid="00358216" style:font-size-asian="14pt" style:font-weight-asian="normal" style:font-weight-complex="normal"/>
    </style:style>
    <style:style style:name="P65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673f1" officeooo:paragraph-rsid="003673f1" style:font-size-asian="14pt" style:font-weight-asian="normal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4pt" style:font-size-asian="14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variant="normal" fo:text-transform="none" fo:color="#000000" style:font-name="Arial" fo:letter-spacing="normal" fo:font-style="normal" fo:font-weight="normal" officeooo:rsid="0008e616"/>
    </style:style>
    <style:style style:name="T2" style:family="text">
      <style:text-properties fo:font-variant="normal" fo:text-transform="none" fo:color="#000000" style:font-name="Arial" fo:letter-spacing="normal" fo:font-style="italic" fo:font-weight="normal" officeooo:rsid="0008e616"/>
    </style:style>
    <style:style style:name="T3" style:family="text">
      <style:text-properties fo:font-variant="normal" fo:text-transform="none" fo:color="#000000" style:font-name="Arial" fo:letter-spacing="normal" fo:font-style="italic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italic" fo:font-weight="bold" officeooo:rsid="0008e616" style:font-weight-asian="bold" style:font-weight-complex="bold"/>
    </style:style>
    <style:style style:name="T5" style:family="text">
      <style:text-properties fo:font-variant="normal" fo:text-transform="none" fo:color="#000000" style:font-name="Arial" fo:letter-spacing="normal" fo:font-style="italic" fo:font-weight="bold" officeooo:rsid="0015cd8d" style:font-weight-asian="bold" style:font-weight-complex="bold"/>
    </style:style>
    <style:style style:name="T6" style:family="text">
      <style:text-properties fo:font-variant="normal" fo:text-transform="none" fo:color="#000000" style:font-name="Arial" fo:font-size="11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1pt" fo:letter-spacing="normal" fo:font-style="normal" fo:font-weight="normal" officeooo:rsid="0008e616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Arial" fo:font-size="11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Arial" fo:font-size="11pt" fo:letter-spacing="normal" fo:font-style="normal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Arial" fo:font-size="11pt" fo:letter-spacing="normal" fo:font-style="italic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font-size="11pt" fo:letter-spacing="normal" fo:font-style="italic" fo:font-weight="bold" officeooo:rsid="000aa830" style:font-weight-asian="bold" style:font-weight-complex="bold"/>
    </style:style>
    <style:style style:name="T13" style:family="text">
      <style:text-properties fo:font-variant="normal" fo:text-transform="none" fo:color="#000000" style:font-name="Arial" fo:font-size="11pt" fo:letter-spacing="normal" fo:font-style="italic" fo:font-weight="bold" officeooo:rsid="0015cd8d" style:font-weight-asian="bold" style:font-weight-complex="bold"/>
    </style:style>
    <style:style style:name="T14" style:family="text">
      <style:text-properties fo:font-variant="normal" fo:text-transform="none" fo:color="#000000" style:font-name="Arial" fo:font-size="11pt" fo:letter-spacing="normal" fo:font-style="italic" fo:font-weight="normal"/>
    </style:style>
    <style:style style:name="T15" style:family="text">
      <style:text-properties fo:font-variant="normal" fo:text-transform="none" fo:color="#000000" style:font-name="Arial" fo:font-size="11pt" fo:letter-spacing="normal" fo:font-style="italic" fo:font-weight="normal" style:font-weight-asian="bold" style:font-weight-complex="bold"/>
    </style:style>
    <style:style style:name="T16" style:family="text">
      <style:text-properties fo:font-variant="normal" fo:text-transform="none" fo:color="#000000" style:font-name="Arial" fo:font-size="14pt" fo:letter-spacing="normal" fo:font-style="italic"/>
    </style:style>
    <style:style style:name="T17" style:family="text">
      <style:text-properties fo:font-variant="normal" fo:text-transform="none" fo:color="#000000" style:font-name="Arial" fo:font-size="14pt" fo:letter-spacing="normal" fo:font-style="italic" fo:font-weight="bold" style:font-weight-asian="bold" style:font-weight-complex="bold"/>
    </style:style>
    <style:style style:name="T18" style:family="text">
      <style:text-properties fo:font-variant="normal" fo:text-transform="none" fo:color="#000000" style:font-name="Arial" fo:font-size="12pt" fo:letter-spacing="normal" fo:font-style="italic" fo:font-weight="bold" officeooo:rsid="000e9d23" style:font-weight-asian="bold" style:font-weight-complex="bold"/>
    </style:style>
    <style:style style:name="T19" style:family="text">
      <style:text-properties fo:font-variant="normal" fo:text-transform="none" fo:color="#000000" style:font-name="Arial" fo:font-size="12pt" fo:letter-spacing="normal" fo:font-style="italic" fo:font-weight="bold" officeooo:rsid="00137881" style:font-weight-asian="bold" style:font-weight-complex="bold"/>
    </style:style>
    <style:style style:name="T20" style:family="text">
      <style:text-properties fo:font-variant="normal" fo:text-transform="none" fo:color="#000000" style:font-name="Arial" fo:font-size="13pt" fo:letter-spacing="normal" fo:font-style="italic" fo:font-weight="bold" style:font-weight-asian="bold" style:font-weight-complex="bold"/>
    </style:style>
    <style:style style:name="T21" style:family="text">
      <style:text-properties fo:font-variant="normal" fo:text-transform="none" fo:color="#000000" style:font-name="Arial" fo:font-size="13pt" fo:letter-spacing="normal" fo:font-style="italic" fo:font-weight="bold" officeooo:rsid="0017510a" style:font-weight-asian="bold" style:font-weight-complex="bold"/>
    </style:style>
    <style:style style:name="T22" style:family="text">
      <style:text-properties fo:font-variant="normal" fo:text-transform="none" fo:color="#000000" style:font-name="Arial" fo:font-size="13pt" fo:letter-spacing="normal" fo:font-style="italic" fo:font-weight="normal" style:font-weight-asian="bold" style:font-weight-complex="bold"/>
    </style:style>
    <style:style style:name="T23" style:family="text">
      <style:text-properties fo:font-variant="normal" fo:text-transform="none" fo:color="#000000" style:font-name="Arial" fo:font-size="13pt" fo:letter-spacing="normal" fo:font-style="italic" fo:font-weight="normal" officeooo:rsid="0017510a" style:font-weight-asian="bold" style:font-weight-complex="bold"/>
    </style:style>
    <style:style style:name="T24" style:family="text">
      <style:text-properties fo:font-variant="normal" fo:text-transform="none" fo:color="#000000" style:font-name="Monaco" fo:font-size="11pt" fo:letter-spacing="normal" fo:font-style="normal" fo:font-weight="normal" style:font-weight-asian="bold" style:font-weight-complex="bold"/>
    </style:style>
    <style:style style:name="T25" style:family="text">
      <style:text-properties style:font-name="Arial" fo:font-size="11pt" style:font-weight-asian="bold" style:font-weight-complex="bold"/>
    </style:style>
    <style:style style:name="T26" style:family="text">
      <style:text-properties style:font-name="Arial" fo:font-size="11pt" officeooo:rsid="000d2c4a" style:font-weight-asian="bold" style:font-weight-complex="bold"/>
    </style:style>
    <style:style style:name="T27" style:family="text">
      <style:text-properties fo:font-size="9pt" fo:font-style="normal" fo:font-weight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000000" style:font-name="Monospace" fo:font-size="14pt" style:font-size-asian="14pt"/>
    </style:style>
    <style:style style:name="T30" style:family="text">
      <style:text-properties fo:color="#000000" style:font-name="Monospace" fo:font-size="14pt" style:font-size-asian="14pt"/>
    </style:style>
    <style:style style:name="T31" style:family="text">
      <style:text-properties fo:color="#000000" style:font-name="Monospace" fo:font-size="14pt" style:text-underline-style="solid" style:text-underline-width="auto" style:text-underline-color="font-color" style:font-size-asian="14pt"/>
    </style:style>
    <style:style style:name="T32" style:family="text">
      <style:text-properties fo:color="#000000" style:font-name="Monospace" fo:font-size="14pt" style:text-underline-style="solid" style:text-underline-width="auto" style:text-underline-color="font-color" style:font-size-asian="14pt"/>
    </style:style>
    <style:style style:name="T33" style:family="text">
      <style:text-properties fo:color="#7f0055" style:font-name="Monospace" fo:font-size="14pt" fo:font-weight="bold" style:font-size-asian="14pt" style:font-weight-asian="bold"/>
    </style:style>
    <style:style style:name="T34" style:family="text">
      <style:text-properties fo:color="#7f0055" style:font-name="Monospace" fo:font-size="14pt" fo:font-weight="bold" style:font-size-asian="14pt" style:font-weight-asian="bold"/>
    </style:style>
    <style:style style:name="T35" style:family="text">
      <style:text-properties fo:color="#7f0055" style:font-name="Monospace" fo:font-weight="bold" style:font-size-asian="14pt" style:font-weight-asian="bold"/>
    </style:style>
    <style:style style:name="T36" style:family="text">
      <style:text-properties fo:color="#7f0055" fo:font-weight="bold" style:font-weight-asian="bold"/>
    </style:style>
    <style:style style:name="T37" style:family="text">
      <style:text-properties fo:color="#6a3e3e" style:font-name="Monospace" fo:font-size="14pt" style:font-size-asian="14pt"/>
    </style:style>
    <style:style style:name="T38" style:family="text">
      <style:text-properties fo:color="#6a3e3e" style:font-name="Monospace" fo:font-size="14pt" style:font-size-asian="14pt"/>
    </style:style>
    <style:style style:name="T39" style:family="text">
      <style:text-properties fo:color="#6a3e3e" style:font-name="Monospace" fo:font-size="14pt" style:text-underline-style="solid" style:text-underline-width="auto" style:text-underline-color="font-color" style:font-size-asian="14pt"/>
    </style:style>
    <style:style style:name="T40" style:family="text">
      <style:text-properties fo:color="#6a3e3e" style:font-name="Monospace" style:font-size-asian="14pt"/>
    </style:style>
    <style:style style:name="T41" style:family="text">
      <style:text-properties fo:color="#6a3e3e"/>
    </style:style>
    <style:style style:name="T42" style:family="text">
      <style:text-properties fo:color="#2a00ff" style:font-name="Monospace" fo:font-size="14pt" style:text-underline-style="solid" style:text-underline-width="auto" style:text-underline-color="font-color" style:font-size-asian="14pt"/>
    </style:style>
    <style:style style:name="T43" style:family="text">
      <style:text-properties fo:color="#2a00ff"/>
    </style:style>
    <style:style style:name="T44" style:family="text">
      <style:text-properties style:font-name="Monospace" style:font-size-asian="14pt"/>
    </style:style>
    <style:style style:name="T45" style:family="text">
      <style:text-properties officeooo:rsid="002bdada"/>
    </style:style>
    <style:style style:name="T46" style:family="text">
      <style:text-properties officeooo:rsid="002c5317"/>
    </style:style>
    <style:style style:name="T47" style:family="text">
      <style:text-properties officeooo:rsid="002e0de2"/>
    </style:style>
    <style:style style:name="T48" style:family="text">
      <style:text-properties officeooo:rsid="00307091"/>
    </style:style>
    <style:style style:name="T49" style:family="text">
      <style:text-properties officeooo:rsid="0030e95f"/>
    </style:style>
    <style:style style:name="T50" style:family="text">
      <style:text-properties officeooo:rsid="0033070e"/>
    </style:style>
    <style:style style:name="T51" style:family="text">
      <style:text-properties officeooo:rsid="00376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s</text:p>
      <text:p text:style-name="P1"/>
      <text:p text:style-name="P1">Pre-reading materials:-</text:p>
      <text:p text:style-name="P1"><text:a xlink:type="simple" xlink:href="https://docs.oracle.com/javase/tutorial/java/concepts/object.html" text:style-name="Internet_20_link" text:visited-style-name="Visited_20_Internet_20_Link">https://docs.oracle.com/javase/tutorial/java/concepts/object.html</text:a></text:p>
      <text:p text:style-name="P12"><text:a xlink:type="simple" xlink:href="https://docs.oracle.com/javase/tutorial/java/concepts/class.html" text:style-name="Internet_20_link" text:visited-style-name="Visited_20_Internet_20_Link">https://docs.oracle.com/javase/tutorial/java/concepts/class.html</text:a></text:p>
      <text:p text:style-name="P40"><text:a xlink:type="simple" xlink:href="https://docs.oracle.com/javase/tutorial/java/concepts/inheritance.html" text:style-name="Internet_20_link" text:visited-style-name="Visited_20_Internet_20_Link">https://docs.oracle.com/javase/tutorial/java/concepts/inheritance.html</text:a></text:p>
      <text:p text:style-name="P42">https://docs.oracle.com/javase/tutorial/java/concepts/interface.html</text:p>
      <text:p text:style-name="P42">https://docs.oracle.com/javase/tutorial/java/concepts/package.html</text:p>
      <text:p text:style-name="P1"/>
      <text:p text:style-name="P13">Pre OOP Concepts</text:p>
      <text:p text:style-name="P3"/>
      <text:p text:style-name="P4">Objects </text:p>
      <text:p text:style-name="P2"/>
      <text:p text:style-name="P1">Real Life Objects – House, Dog, Animal</text:p>
      <text:p text:style-name="P1"/>
      <text:p text:style-name="P10"><text:span text:style-name="T6">Software objects – </text:span><text:span text:style-name="T7">They </text:span><text:span text:style-name="T6">are conceptually similar to real-world objects: they too consist of state and related behavio</text:span><text:span text:style-name="T7">ur.</text:span></text:p>
      <text:p text:style-name="P5"><text:span text:style-name="T1">An object stores its state in </text:span><text:span text:style-name="T4">fields</text:span><text:span text:style-name="T2"> </text:span><text:span text:style-name="T1">and exposes its behavior through </text:span><text:span text:style-name="T4">methods</text:span></text:p>
      <text:p text:style-name="P17">eg:- Bicycle object which has its properties namely gear and speed and functions to control those properties.</text:p>
      <text:p text:style-name="P21"/>
      <text:p text:style-name="P7"><text:span text:style-name="T4">C</text:span><text:span text:style-name="T3">lass</text:span></text:p>
      <text:p text:style-name="P14"><text:span text:style-name="T8">A </text:span><text:span text:style-name="T15">class</text:span><text:span text:style-name="T11"> </text:span><text:span text:style-name="T8">is the blueprint from which individual objects are created.</text:span></text:p>
      <text:p text:style-name="P26"/>
      <text:p text:style-name="P26">Eg:- Following is a Bicycle class, from which we can create any number of Bicycle objects</text:p>
      <text:p text:style-name="P29"/>
      <text:p text:style-name="P16"><text:span text:style-name="T25">Bicycle </text:span><text:span text:style-name="T26">code implementation</text:span></text:p>
      <text:p text:style-name="P29"/>
      <text:p text:style-name="P8"><text:span text:style-name="T4">I</text:span><text:span text:style-name="T3">nterface</text:span></text:p>
      <text:p text:style-name="P18">Interface defines a contract for the expected behaviour of all its implementations.</text:p>
      <text:p text:style-name="P27">Eg:-</text:p>
      <text:p text:style-name="P27"/>
      <text:p text:style-name="P46">interface Bicycle {</text:p>
      <text:p text:style-name="P49"/>
      <text:p text:style-name="P45"><text:s text:c="4"/><text:span text:style-name="T27">void changeGear(int newValue);</text:span></text:p>
      <text:p text:style-name="P49"/>
      <text:p text:style-name="P45"><text:s text:c="4"/><text:span text:style-name="T27">void speedUp(int increment);</text:span></text:p>
      <text:p text:style-name="P49"/>
      <text:p text:style-name="P45"><text:s text:c="4"/><text:span text:style-name="T27">void applyBrakes(int decrement);</text:span></text:p>
      <text:p text:style-name="P51">}</text:p>
      <text:p text:style-name="P27">Any Bicycle must have a changeGear method with an integer argument.</text:p>
      <text:p text:style-name="P5"><text:span text:style-name="T4"><text:line-break/></text:span><text:span text:style-name="T5">Package</text:span></text:p>
      <text:p text:style-name="P28">A package is a namespace that organizes a set of related classes and interfaces.</text:p>
      <text:p text:style-name="P23"/>
      <text:p text:style-name="P15"><text:span text:style-name="T13">C</text:span><text:span text:style-name="T11">onstructor</text:span></text:p>
      <text:p text:style-name="P43"><text:span text:style-name="T8">A class contains constructors that are invoked to create objects from the class blueprint</text:span><text:span text:style-name="T20">.</text:span></text:p>
      <text:p text:style-name="P30"/>
      <text:p text:style-name="P30">this</text:p>
      <text:p text:style-name="P43"><text:span text:style-name="Source_20_Text"><text:span text:style-name="T24"/></text:span></text:p>
      <text:p text:style-name="P43"><text:span text:style-name="Source_20_Text"><text:span text:style-name="T22">Its a reference to the current object.</text:span></text:span></text:p>
      <text:p text:style-name="P43"><text:span text:style-name="Source_20_Text"><text:span text:style-name="T22">Can also be used to call a constructor explicitely.</text:span></text:span></text:p>
      <text:p text:style-name="P43"><text:span text:style-name="Source_20_Text"><text:span text:style-name="T22"/></text:span></text:p>
      <text:p text:style-name="P44"><text:span text:style-name="Source_20_Text"><text:span text:style-name="T21">Access Modifiers</text:span></text:span></text:p>
      <text:p text:style-name="P44"><text:soft-page-break/><text:span text:style-name="Source_20_Text"><text:span text:style-name="T23">https://docs.oracle.com/javase/tutorial/java/javaOO/accesscontrol.html</text:span></text:span></text:p>
      <text:p text:style-name="P43"><text:span text:style-name="Source_20_Text"><text:span text:style-name="T22"/></text:span></text:p>
      <text:p text:style-name="P25">Nested Class</text:p>
      <text:p text:style-name="P19"><text:a xlink:type="simple" xlink:href="https://docs.oracle.com/javase/tutorial/java/javaOO/nested.html" text:style-name="Internet_20_link" text:visited-style-name="Visited_20_Internet_20_Link">https://docs.oracle.com/javase/tutorial/java/javaOO/nested.html</text:a></text:p>
      <text:p text:style-name="P19">https://docs.oracle.com/javase/tutorial/java/javaOO/anonymousclasses.html</text:p>
      <text:p text:style-name="P19"/>
      <text:p text:style-name="P22"/>
      <text:p text:style-name="P9"><text:span text:style-name="T4">E</text:span><text:span text:style-name="T3">nums</text:span></text:p>
      <text:p text:style-name="P20">https://docs.oracle.com/javase/tutorial/java/javaOO/enum.html</text:p>
      <text:p text:style-name="P22"/>
      <text:p text:style-name="P6"><text:span text:style-name="T4">O</text:span><text:span text:style-name="T3">OP principles:-</text:span></text:p>
      <text:p text:style-name="P24"/>
      <text:p text:style-name="P11"><text:span text:style-name="T12">Encapsulation : </text:span><text:span text:style-name="T8">Hiding internal state and requiring all interaction to be performed through an object's methods is known as </text:span><text:span text:style-name="T11">data encapsulation</text:span><text:span text:style-name="T17">.</text:span></text:p>
      <text:p text:style-name="P32">Its binding of the data members and member functions which operate on these data members.</text:p>
      <text:p text:style-name="P31"/>
      <text:p text:style-name="P41"><text:span text:style-name="T18">Inheritance</text:span><text:span text:style-name="T19"> : <text:s/></text:span><text:span text:style-name="T6">Object-oriented programming allows classes to </text:span><text:span text:style-name="T14">inherit </text:span><text:span text:style-name="T6">commonly used state and behavior from other classes</text:span><text:span text:style-name="T16"> </text:span></text:p>
      <text:p text:style-name="P33">eg:-</text:p>
      <text:p text:style-name="P50"><text:span text:style-name="T9">class MountainBike </text:span><text:span text:style-name="Strong_20_Emphasis"><text:span text:style-name="T10">extends</text:span></text:span><text:span text:style-name="T9"> Bicycle {</text:span></text:p>
      <text:p text:style-name="P47">// new fields and methods defining</text:p>
      <text:p text:style-name="P48">}</text:p>
      <text:p text:style-name="P33"/>
      <text:p text:style-name="P34">Polymorphism</text:p>
      <text:p text:style-name="P36"><text:a xlink:type="simple" xlink:href="https://docs.oracle.com/javase/tutorial/java/IandI/polymorphism.html" text:style-name="Internet_20_link" text:visited-style-name="Visited_20_Internet_20_Link">https://docs.oracle.com/javase/tutorial/java/IandI/polymorphism.html</text:a></text:p>
      <text:p text:style-name="P36"/>
      <text:p text:style-name="P36">Different forms(subclasses) of the same parent(superclass)</text:p>
      <text:p text:style-name="P36">eg:- MountainBike and RoadBike : Bicycle</text:p>
      <text:p text:style-name="P34">super <text:span text:style-name="T28">– call the parent member hidden due to same member name in child class</text:span></text:p>
      <text:p text:style-name="P34"><text:a xlink:type="simple" xlink:href="https://docs.oracle.com/javase/tutorial/java/IandI/super.html" text:style-name="Internet_20_link" text:visited-style-name="Visited_20_Internet_20_Link"><text:span text:style-name="T28">https://docs.oracle.com/javase/tutorial/java/IandI/super.html</text:span></text:a></text:p>
      <text:p text:style-name="P36"/>
      <text:p text:style-name="P36">Prevent subclassing – using final</text:p>
      <text:p text:style-name="P36"/>
      <text:p text:style-name="P35">Abstraction : <text:span text:style-name="T28">Hiding implementation details – can be achieved via interfaces and abstract classes.</text:span></text:p>
      <text:p text:style-name="P34">Abstract class : <text:span text:style-name="T28">Classes can be declared to be abstract, cannot be instanciated but can be subclassed.</text:span></text:p>
      <text:p text:style-name="P36">Can contain partial implementation.</text:p>
      <text:p text:style-name="P34"><text:a xlink:type="simple" xlink:href="https://docs.oracle.com/javase/tutorial/java/IandI/abstract.html" text:style-name="Internet_20_link" text:visited-style-name="Visited_20_Internet_20_Link"><text:span text:style-name="T28">https://docs.oracle.com/javase/tutorial/java/IandI/abstract.html</text:span></text:a></text:p>
      <text:p text:style-name="P54">Abstract class vs interface</text:p>
      <text:p text:style-name="P36"/>
      <text:p text:style-name="P36">Types of inheritance for classes:-</text:p>
      <text:p text:style-name="P36">Single, Multilevel</text:p>
      <text:p text:style-name="P36">Types of inheritance for interfaces:-</text:p>
      <text:p text:style-name="P36">Single, Multilevel, Multiple</text:p>
      <text:p text:style-name="P36">No diamond problem compared to c++</text:p>
      <text:p text:style-name="P36"><text:soft-page-break/></text:p>
      <text:p text:style-name="P35">Java Generics</text:p>
      <text:p text:style-name="P35"/>
      <text:p text:style-name="P39">https://docs.oracle.com/javase/tutorial/extra/generics</text:p>
      <text:p text:style-name="P35"/>
      <text:p text:style-name="P37">Generics allow you to abstract over types. The most common examples are container types, such as those in the Collections hierarchy.</text:p>
      <text:p text:style-name="P37"/>
      <text:p text:style-name="P38"><text:span text:style-name="T44"><text:s text:c="2"/></text:span><text:span text:style-name="T35">public</text:span><text:span text:style-name="T44"> </text:span><text:span text:style-name="T35">static</text:span><text:span text:style-name="T44"> </text:span><text:span text:style-name="T35">void</text:span><text:span text:style-name="T44"> main(String[] </text:span><text:span text:style-name="T40">args</text:span><text:span text:style-name="T44">) {</text:span></text:p>
      <text:p text:style-name="P52"><text:span text:style-name="T29"><text:s text:c="4"/></text:span><text:span text:style-name="T31">List</text:span><text:span text:style-name="T29"> </text:span><text:span text:style-name="T37">list</text:span><text:span text:style-name="T29"> = </text:span><text:span text:style-name="T33">new</text:span><text:span text:style-name="T29"> ArrayList&lt;&gt;();</text:span></text:p>
      <text:p text:style-name="P52"><text:span text:style-name="T29"><text:s text:c="4"/></text:span><text:span text:style-name="T39">list</text:span><text:span text:style-name="T31">.add(10)</text:span><text:span text:style-name="T29">;</text:span></text:p>
      <text:p text:style-name="P52"><text:span text:style-name="T29"><text:s text:c="4"/></text:span><text:span text:style-name="T39">list</text:span><text:span text:style-name="T31">.add(</text:span><text:span text:style-name="T42">"ggg"</text:span><text:span text:style-name="T31">)</text:span><text:span text:style-name="T29">;</text:span></text:p>
      <text:p text:style-name="P66"><text:s text:c="4"/></text:p>
      <text:p text:style-name="P52"><text:span text:style-name="T29"><text:s text:c="4"/>List&lt;Integer&gt; </text:span><text:span text:style-name="T37">intList</text:span><text:span text:style-name="T29"> = </text:span><text:span text:style-name="T33">new</text:span><text:span text:style-name="T29"> ArrayList&lt;&gt;();</text:span></text:p>
      <text:p text:style-name="P52"><text:span text:style-name="T29"><text:s text:c="4"/></text:span><text:span text:style-name="T37">intList</text:span><text:span text:style-name="T29">.add(10);</text:span></text:p>
      <text:p text:style-name="P55"><text:s text:c="2"/>}</text:p>
      <text:p text:style-name="P55"/>
      <text:p text:style-name="P56">The compiler can now check the type correctness of the program at compile-time.</text:p>
      <text:p text:style-name="P57">Type Erasure</text:p>
      <text:p text:style-name="P57"/>
      <text:p text:style-name="P62">Quiz:-</text:p>
      <text:p text:style-name="P57">List&lt;String&gt; <text:span text:style-name="T41">strList</text:span> = <text:span text:style-name="T36">new</text:span> ArrayList&lt;&gt;();</text:p>
      <text:p text:style-name="P52"><text:span text:style-name="T29"><text:tab/><text:tab/></text:span><text:span text:style-name="T37">strList</text:span><text:span text:style-name="T29">.</text:span><text:span text:style-name="T31">add</text:span><text:span text:style-name="T29">(</text:span><text:span text:style-name="T33">new</text:span><text:span text:style-name="T29"> Object());</text:span></text:p>
      <text:p text:style-name="P52"><text:span text:style-name="T29"><text:tab/><text:tab/></text:span></text:p>
      <text:p text:style-name="P57">Object <text:span text:style-name="T41">obj</text:span> = <text:span text:style-name="T36">new</text:span> String(<text:span text:style-name="T43">"abc"</text:span>);</text:p>
      <text:p text:style-name="P56"/>
      <text:p text:style-name="P58">Wildcards<text:span text:style-name="T50">(?)</text:span> – why are they needed?</text:p>
      <text:p text:style-name="P58">There could be classes other than Objects in java!!</text:p>
      <text:p text:style-name="P58"/>
      <text:p text:style-name="P59">Differences with c++ templates</text:p>
      <text:p text:style-name="P59"><text:a xlink:type="simple" xlink:href="https://juristr.com/blog/2008/03/java-generics-c-class-templates-vs-java/" text:style-name="Internet_20_link" text:visited-style-name="Visited_20_Internet_20_Link">https://juristr.com/blog/2008/03/java-generics-c-class-templates-vs-java/</text:a></text:p>
      <text:p text:style-name="P59"/>
      <text:p text:style-name="P63">Pre-reading:</text:p>
      <text:p text:style-name="P63"><text:a xlink:type="simple" xlink:href="https://docs.oracle.com/javase/tutorial/reflect/index.html" text:style-name="Internet_20_link" text:visited-style-name="Visited_20_Internet_20_Link">https://docs.oracle.com/javase/tutorial/reflect/index.html</text:a></text:p>
      <text:p text:style-name="P64">Disadvantages of reflection:-</text:p>
      <text:p text:style-name="P64">Errors moved to runtime.</text:p>
      <text:p text:style-name="P64">Slows down the pgms.</text:p>
      <text:p text:style-name="P64">Breaks OOP principles.</text:p>
      <text:p text:style-name="P65">Usages:-</text:p>
      <text:p text:style-name="P65">Common library frameworks – <text:span text:style-name="T51">S</text:span>pring</text:p>
      <text:p text:style-name="P60"/>
      <text:p text:style-name="P60"><text:soft-page-break/></text:p>
      <text:p text:style-name="P60">Annotations:-</text:p>
      <text:p text:style-name="P60">Meta information about methods/classes.</text:p>
      <text:p text:style-name="P60">Can be used by compiler - <text:span text:style-name="T48">@Deprecated, @Override</text:span></text:p>
      <text:p text:style-name="P60"><text:span text:style-name="T49">Annotations for </text:span>argume<text:span text:style-name="T45">n</text:span>t<text:span text:style-name="T45">s - @Nullable</text:span></text:p>
      <text:p text:style-name="P61"><text:span text:style-name="T46">C</text:span>ustom annotations – <text:span text:style-name="T47">TODO – code for log input to be ad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0:59.308000000</meta:creation-date>
    <dc:date>2017-07-11T18:47:06.034975049</dc:date>
    <meta:editing-duration>P1DT3H59M46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4" meta:paragraph-count="100" meta:word-count="490" meta:character-count="4227" meta:non-whitespace-character-count="3778"/>
  </office:meta>
</office:document-meta>
</file>